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 <text:s text:c="4"/><text:span text:style-name="T2">NPC IA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>-------------------------------Level 1--------------------------------</text:span></text:p>
      <text:p text:style-name="Standard"><text:span text:style-name="T3"/></text:p>
      <text:p text:style-name="Standard"><text:span text:style-name="T3">---------------------------------Chicken with Katana--------------------------------</text:span></text:p>
      <text:p text:style-name="Standard"><text:span text:style-name="T3">Problem: A chicken have to go take damage to player or die </text:span></text:p>
      <text:p text:style-name="Standard"><text:span text:style-name="T3"/></text:p>
      <text:p text:style-name="Standard"><text:span text:style-name="T3">Agent kind: Finite State Machine.</text:span></text:p>
      <text:p text:style-name="Standard"><text:span text:style-name="T3"/></text:p>
      <text:p text:style-name="Standard"><text:span text:style-name="T3">States</text:span></text:p>
      <text:p text:style-name="Standard"><text:span text:style-name="T3"/></text:p>
      <text:p text:style-name="Standard"><text:span text:style-name="T3"><text:tab/><text:tab/> <text:s text:c="5"/>Enemy kind 1 <text:s text:c="36"/>Enemy kind 2</text:span></text:p>
      <text:p text:style-name="Standard"><text:span text:style-name="T3"/></text:p>
      <text:p text:style-name="Standard"><draw:ellipse text:anchor-type="paragraph" draw:z-index="0" draw:style-name="gr1" draw:text-style-name="P1" svg:width="2.065cm" svg:height="2.038cm" svg:x="3.764cm" svg:y="0.093cm"><text:p text:style-name="P1">RUN</text:p></draw:ellipse><draw:ellipse text:anchor-type="paragraph" draw:z-index="3" draw:style-name="gr1" draw:text-style-name="P1" svg:width="2.065cm" svg:height="2.038cm" svg:x="12.231cm" svg:y="0.296cm"><text:p text:style-name="P1">JUMP</text:p></draw:ellipse><text:span text:style-name="T3"/></text:p>
      <text:p text:style-name="Standard"><text:span text:style-name="T3"/></text:p>
      <text:p text:style-name="Standard"><text:span text:style-name="T3"><text:s/></text:span></text:p>
      <text:p text:style-name="Standard"><draw:line text:anchor-type="paragraph" draw:z-index="5" draw:style-name="gr2" draw:text-style-name="P1" svg:x1="12.575cm" svg:y1="0.113cm" svg:x2="11.384cm" svg:y2="1.992cm"><text:p/></draw:line><draw:line text:anchor-type="paragraph" draw:z-index="6" draw:style-name="gr2" draw:text-style-name="P1" svg:x1="5.352cm" svg:y1="0.06cm" svg:x2="6.463cm" svg:y2="1.965cm"><text:p/></draw:line><draw:line text:anchor-type="paragraph" draw:z-index="8" draw:style-name="gr2" draw:text-style-name="P1" svg:x1="6.119cm" svg:y1="2.15cm" svg:x2="5.008cm" svg:y2="0.183cm"><text:p/></draw:line><draw:line text:anchor-type="paragraph" draw:z-index="12" draw:style-name="gr2" draw:text-style-name="P1" svg:x1="13.686cm" svg:y1="0.386cm" svg:x2="14.242cm" svg:y2="1.762cm"><text:p/></draw:line><text:span text:style-name="T3"/></text:p>
      <text:p text:style-name="Standard"><text:span text:style-name="T3"/></text:p>
      <text:p text:style-name="Standard"><draw:ellipse text:anchor-type="paragraph" draw:z-index="1" draw:style-name="gr1" draw:text-style-name="P1" svg:width="2.065cm" svg:height="2.038cm" svg:x="0.827cm" svg:y="0.526cm"><text:p text:style-name="P1">DEAD</text:p></draw:ellipse><draw:ellipse text:anchor-type="paragraph" draw:z-index="2" draw:style-name="gr1" draw:text-style-name="P1" svg:width="2.065cm" svg:height="2.038cm" svg:x="5.854cm" svg:y="0.545cm"><text:p text:style-name="P1">CUT</text:p></draw:ellipse><draw:ellipse text:anchor-type="paragraph" draw:z-index="10" draw:style-name="gr1" draw:text-style-name="P1" svg:width="2.065cm" svg:height="2.038cm" svg:x="13.316cm" svg:y="0.464cm"><text:p text:style-name="P1">CUT</text:p></draw:ellipse><draw:ellipse text:anchor-type="paragraph" draw:z-index="11" draw:style-name="gr1" draw:text-style-name="P1" svg:width="2.065cm" svg:height="2.038cm" svg:x="9.823cm" svg:y="0.453cm"><text:p text:style-name="P1">DIE</text:p></draw:ellipse><text:span text:style-name="T3"/></text:p>
      <text:p text:style-name="Standard"><text:span text:style-name="T3"/></text:p>
      <text:p text:style-name="Standard"><draw:line text:anchor-type="paragraph" draw:z-index="7" draw:style-name="gr2" draw:text-style-name="P1" svg:x1="5.854cm" svg:y1="0.374cm" svg:x2="2.891cm" svg:y2="0.321cm"><text:p/></draw:line><text:span text:style-name="T3"/></text:p>
      <text:p text:style-name="Standard"><draw:line text:anchor-type="paragraph" draw:z-index="9" draw:style-name="gr2" draw:text-style-name="P1" svg:x1="6.516cm" svg:y1="0.635cm" svg:x2="5.008cm" svg:y2="2.82cm"><text:p/></draw:line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draw:ellipse text:anchor-type="paragraph" draw:z-index="4" draw:style-name="gr1" draw:text-style-name="P2" svg:width="2.066cm" svg:height="2.04cm" svg:x="3.447cm" svg:y="0.108cm"><text:p text:style-name="P1"><text:span text:style-name="T4">NONE</text:span></text:p></draw:ellipse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1"><text:tab/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3T19:45:51.67</meta:creation-date>
    <dc:date>2013-10-14T01:36:43.23</dc:date>
    <meta:editing-duration>PT34M59S</meta:editing-duration>
    <meta:editing-cycles>3</meta:editing-cycles>
    <meta:generator>OpenOffice/4.0.1$Win32 OpenOffice.org_project/401m5$Build-9714</meta:generator>
    <meta:document-statistic meta:table-count="0" meta:image-count="0" meta:object-count="0" meta:page-count="1" meta:paragraph-count="9" meta:word-count="33" meta:character-count="343"/>
  </office:meta>
</office:document-meta>
</file>